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4.xml" manifest:media-type="text/xml"/>
  <manifest:file-entry manifest:full-path="Basic/VBAProject/ThisWorkbook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1.21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17cm"/>
    </style:style>
    <style:style style:name="co5" style:family="table-column">
      <style:table-column-properties fo:break-before="auto" style:column-width="1.916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065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44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true"/>
    </style:style>
    <style:style style:name="ta1" style:family="table" style:master-page-name="PageStyle_5f_テニスコート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ＭＳ Ｐゴシック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02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21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ＭＳ Ｐゴシック" style:font-size-complex="9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name-complex="ＭＳ Ｐゴシック1" style:font-size-complex="8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5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b0f0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48" style:family="table-cell" style:parent-style-name="Default">
      <style:table-cell-properties fo:border-bottom="none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4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1050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1.76pt solid #000000" fo:background-color="#92d05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0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a933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ＭＳ Ｐゴシック1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name-complex="ＭＳ Ｐゴシック" style:font-size-complex="11pt" style:font-style-complex="italic" style:font-weight-complex="normal">
        <loext:char-complex-color loext:theme-type="light1" loext:color-type="theme">
          <loext:transformation loext:type="lummod" loext:value="6500"/>
        </loext:char-complex-color>
      </style:text-properties>
    </style:style>
    <style:style style:name="ce108" style:family="table-cell" style:parent-style-name="Default">
      <style:text-properties fo:color="#0000ff" fo:font-weight="bold" style:font-weight-asian="bold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テニスコート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26" table:default-cell-style-name="Default"/>
        <table:table-column table:style-name="co10" table:number-columns-repeated="16128" table:default-cell-style-name="Default"/>
        <table:table-row table:style-name="ro1">
          <table:table-cell table:number-columns-repeated="16382"/>
        </table:table-row>
        <table:table-row table:style-name="ro1">
          <table:table-cell table:number-columns-repeated="20"/>
          <table:table-cell table:formula="of:=548.5*2" office:value-type="float" office:value="1097" calcext:value-type="float">
            <text:p>1097</text:p>
          </table:table-cell>
          <table:table-cell table:formula="of:=1189.5*2" office:value-type="float" office:value="2379" calcext:value-type="float">
            <text:p>2379</text:p>
          </table:table-cell>
          <table:table-cell table:number-columns-repeated="3"/>
          <table:table-cell office:value-type="string" calcext:value-type="string">
            <text:p>コートサイズ</text:p>
          </table:table-cell>
          <table:table-cell table:number-columns-repeated="16356"/>
        </table:table-row>
        <table:table-row table:style-name="ro1">
          <table:table-cell table:number-columns-repeated="20"/>
          <table:table-cell table:formula="of:=[.U2]/2" office:value-type="float" office:value="548.5" calcext:value-type="float">
            <text:p>548.5</text:p>
          </table:table-cell>
          <table:table-cell table:formula="of:=[.V2]/2" office:value-type="float" office:value="1189.5" calcext:value-type="float">
            <text:p>1189.5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1"/>
          <table:table-cell table:number-columns-repeated="8"/>
          <table:table-cell table:formula="of:=[.U2]+1000" office:value-type="float" office:value="2097" calcext:value-type="float">
            <text:p>2097</text:p>
          </table:table-cell>
          <table:table-cell table:formula="of:=[.V2]+1000" office:value-type="float" office:value="3379" calcext:value-type="float">
            <text:p>3379</text:p>
          </table:table-cell>
          <table:table-cell table:number-columns-repeated="3"/>
          <table:table-cell office:value-type="string" calcext:value-type="string">
            <text:p>フィールドサイズ</text:p>
          </table:table-cell>
          <table:table-cell table:number-columns-repeated="16356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6"/>
          <table:table-cell table:style-name="ce10"/>
          <table:table-cell table:style-name="ce50"/>
          <table:table-cell table:formula="of:=[.U4]/2" office:value-type="float" office:value="1048.5" calcext:value-type="float">
            <text:p>1048.5</text:p>
          </table:table-cell>
          <table:table-cell table:formula="of:=[.V4]/2" office:value-type="float" office:value="1689.5" calcext:value-type="float">
            <text:p>1689.5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2" office:value-type="string" calcext:value-type="string">
            <text:p>(-1048.5,2188.5)</text:p>
          </table:table-cell>
          <table:table-cell table:style-name="ce7" table:number-columns-repeated="7"/>
          <table:table-cell table:style-name="ce32" office:value-type="string" calcext:value-type="string">
            <text:p>(0,2188.5)</text:p>
          </table:table-cell>
          <table:table-cell table:style-name="ce7" table:number-columns-repeated="5"/>
          <table:table-cell table:style-name="ce7" office:value-type="string" calcext:value-type="string">
            <text:p>(1048.5,2188.5)</text:p>
          </table:table-cell>
          <table:table-cell table:style-name="ce47"/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16360"/>
        </table:table-row>
        <table:table-row table:style-name="ro2">
          <table:table-cell table:number-columns-repeated="3"/>
          <table:table-cell table:style-name="ce3"/>
          <table:table-cell table:style-name="ce6" table:number-columns-repeated="3"/>
          <table:table-cell table:style-name="ce6" office:value-type="string" calcext:value-type="string">
            <text:p>ベースラインから後ろは8m以上</text:p>
          </table:table-cell>
          <table:table-cell table:style-name="ce6" table:number-columns-repeated="10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長さ23.77m</text:p>
          </table:table-cell>
          <table:table-cell table:style-name="ce6" table:number-columns-repeated="5"/>
          <table:table-cell table:style-name="ce6" office:value-type="string" calcext:value-type="string">
            <text:p>幅 ダブルス10.97mシングルス8.23m</text:p>
          </table:table-cell>
          <table:table-cell table:style-name="ce6" table:number-columns-repeated="7"/>
          <table:table-cell table:style-name="ce48"/>
          <table:table-cell table:number-columns-repeated="16363"/>
        </table:table-row>
        <table:table-row table:style-name="ro2">
          <table:table-cell table:number-columns-repeated="3"/>
          <table:table-cell table:style-name="ce3"/>
          <table:table-cell table:style-name="ce6" office:value-type="string" calcext:value-type="string">
            <text:p>サイドラインから外は5m以上</text:p>
          </table:table-cell>
          <table:table-cell table:style-name="ce6" table:number-columns-repeated="13"/>
          <table:table-cell table:style-name="ce48"/>
          <table:table-cell table:number-columns-repeated="16363"/>
        </table:table-row>
        <table:table-row table:style-name="ro1">
          <table:table-cell table:number-columns-repeated="3"/>
          <table:table-cell table:style-name="ce3"/>
          <table:table-cell table:style-name="ce6"/>
          <table:table-cell table:style-name="ce1010" office:value-type="string" calcext:value-type="string">
            <text:p>(-548.5,1188.5)</text:p>
          </table:table-cell>
          <table:table-cell table:style-name="ce16" table:number-columns-repeated="8"/>
          <table:table-cell table:style-name="ce16" office:value-type="string" calcext:value-type="string">
            <text:p>(411.5,1188.5)</text:p>
          </table:table-cell>
          <table:table-cell table:style-name="ce16" table:number-columns-repeated="2"/>
          <table:table-cell table:style-name="ce10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(-441.5,1188.5)</text:p>
          </table:table-cell>
          <table:table-cell table:style-name="ce11" table:number-columns-repeated="3"/>
          <table:table-cell table:style-name="ce11" office:value-type="string" calcext:value-type="string">
            <text:p>x=0</text:p>
          </table:table-cell>
          <table:table-cell table:style-name="ce33" office:value-type="string" calcext:value-type="string">
            <text:p>(0,1188.5)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 office:value-type="string" calcext:value-type="string">
            <text:p>(548.5,1188.5)</text:p>
          </table:table-cell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ベースライン</text:p>
          </table:table-cell>
          <table:table-cell table:formula="of:=&quot;((&quot;&amp;[.U11]&amp;&quot;,&quot;&amp;[.V11]&amp;&quot;),(&quot;&amp;[.W11]&amp;&quot;,&quot;&amp;[.X11]&amp;&quot;),&quot;&amp;[.Y11]&amp;&quot;)&quot;&amp;&quot;, # &quot;&amp;[.Z11]" office:value-type="string" office:string-value="((-548.5,1188.5),(548.5,1188.5),10), # ベースライン" calcext:value-type="string">
            <text:p>((-548.5,1188.5),(548.5,1188.5),10), # ベースライン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11" office:value-type="float" office:value="23.77" calcext:value-type="float">
            <text:p>23.77</text:p>
          </table:table-cell>
          <table:table-cell table:style-name="ce11" office:value-type="string" calcext:value-type="string">
            <text:p>太さ5cm 長さ10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 table:number-rows-repeated="2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2"/>
          <table:table-cell table:style-name="ce17"/>
          <table:table-cell table:style-name="ce11"/>
          <table:table-cell table:style-name="ce11" office:value-type="string" calcext:value-type="string">
            <text:p>太さ5cm</text:p>
          </table:table-cell>
          <table:table-cell table:style-name="ce11" table:number-columns-repeated="6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640" calcext:value-type="float">
            <text:p>640</text:p>
          </table:table-cell>
          <table:table-cell office:value-type="float" office:value="411.5" calcext:value-type="float">
            <text:p>411.5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15]&amp;&quot;,&quot;&amp;[.V15]&amp;&quot;),(&quot;&amp;[.W15]&amp;&quot;,&quot;&amp;[.X15]&amp;&quot;),&quot;&amp;[.Y15]&amp;&quot;)&quot;" office:value-type="string" office:string-value="((-411.5,640),(411.5,640),5)" calcext:value-type="string">
            <text:p>((-411.5,640),(411.5,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8" office:value-type="string" calcext:value-type="string">
            <text:p>(-411.5,640)</text:p>
          </table:table-cell>
          <table:table-cell table:style-name="ce21" table:number-columns-repeated="3"/>
          <table:table-cell table:style-name="ce27"/>
          <table:table-cell table:style-name="ce18" office:value-type="string" calcext:value-type="string">
            <text:p>(0,+640)</text:p>
          </table:table-cell>
          <table:table-cell table:style-name="ce21" table:number-columns-repeated="2"/>
          <table:table-cell table:style-name="ce21" office:value-type="string" calcext:value-type="string">
            <text:p>(-411.5,640)</text:p>
          </table:table-cell>
          <table:table-cell table:style-name="ce27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8" office:value-type="string" calcext:value-type="string">
            <text:p>ネット位置+0.914</text:p>
          </table:table-cell>
          <table:table-cell table:style-name="ce6"/>
          <table:table-cell table:style-name="ce48"/>
          <table:table-cell table:number-columns-repeated="9"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 office:value-type="string" calcext:value-type="string">
            <text:p>太さ2.5〜5cm</text:p>
          </table:table-cell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1049" table:formula="of:=4.115+0.914" office:value-type="float" office:value="5.029" calcext:value-type="float">
            <text:p>5.029</text:p>
          </table:table-cell>
          <table:table-cell table:style-name="ce1052" table:formula="of:=5.485+0.914" office:value-type="float" office:value="6.399" calcext:value-type="float">
            <text:p>6.399</text:p>
          </table:table-cell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1188.5" calcext:value-type="float">
            <text:p>1188.5</text:p>
          </table:table-cell>
          <table:table-cell office:value-type="float" office:value="0" calcext:value-type="float">
            <text:p>0</text:p>
          </table:table-cell>
          <table:table-cell office:value-type="float" office:value="1178.5" calcext:value-type="float">
            <text:p>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19]&amp;&quot;,&quot;&amp;[.V19]&amp;&quot;),(&quot;&amp;[.W19]&amp;&quot;,&quot;&amp;[.X19]&amp;&quot;),&quot;&amp;[.Y19]&amp;&quot;)&quot;" office:value-type="string" office:string-value="((0,1188.5),(0,1178.5),5)" calcext:value-type="string">
            <text:p>((0,1188.5),(0,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3"/>
          <table:table-cell table:style-name="ce1020" office:value-type="string" calcext:value-type="string">
            <text:p>ネットの高さ1.07m</text:p>
          </table:table-cell>
          <table:table-cell table:style-name="ce22" table:number-columns-repeated="3"/>
          <table:table-cell table:style-name="ce29"/>
          <table:table-cell table:style-name="ce1020" office:value-type="string" calcext:value-type="string">
            <text:p>ネットの高さ0.914m</text:p>
          </table:table-cell>
          <table:table-cell table:style-name="ce22" table:number-columns-repeated="3"/>
          <table:table-cell table:style-name="ce29"/>
          <table:table-cell table:style-name="ce1050" office:value-type="string" calcext:value-type="string">
            <text:p>ネットの高さ1.07m</text:p>
          </table:table-cell>
          <table:table-cell table:style-name="ce6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0]&amp;&quot;,&quot;&amp;[.V20]&amp;&quot;),(&quot;&amp;[.W20]&amp;&quot;,&quot;&amp;[.X20]&amp;&quot;),&quot;&amp;[.Y20]&amp;&quot;)&quot;" office:value-type="string" office:string-value="((-548.5,1188.5),(-548.5,-1188.5),5)" calcext:value-type="string">
            <text:p>((-548.5,1188.5),(-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4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x=0</text:p>
          </table:table-cell>
          <table:table-cell table:style-name="ce17" office:value-type="string" calcext:value-type="string">
            <text:p>(0,0)</text:p>
          </table:table-cell>
          <table:table-cell table:style-name="ce11" table:number-columns-repeated="3"/>
          <table:table-cell table:style-name="ce28" office:value-type="float" office:value="4.115" calcext:value-type="float">
            <text:p>4.115</text:p>
          </table:table-cell>
          <table:table-cell table:style-name="ce45" office:value-type="float" office:value="5.485" calcext:value-type="float">
            <text:p>5.485</text:p>
          </table:table-cell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-411.5" calcext:value-type="float">
            <text:p>-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左</text:p>
          </table:table-cell>
          <table:table-cell table:formula="of:=&quot;((&quot;&amp;[.U21]&amp;&quot;,&quot;&amp;[.V21]&amp;&quot;),(&quot;&amp;[.W21]&amp;&quot;,&quot;&amp;[.X21]&amp;&quot;),&quot;&amp;[.Y21]&amp;&quot;)&quot;" office:value-type="string" office:string-value="((-411.5,1188.5),(-411.5,-1188.5),5)" calcext:value-type="string">
            <text:p>((-411.5,1188.5),(-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 office:value-type="string" calcext:value-type="string">
            <text:p>Y=0</text:p>
          </table:table-cell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ライン</text:p>
          </table:table-cell>
          <table:table-cell table:formula="of:=&quot;((&quot;&amp;[.U22]&amp;&quot;,&quot;&amp;[.V22]&amp;&quot;),(&quot;&amp;[.W22]&amp;&quot;,&quot;&amp;[.X22]&amp;&quot;),&quot;&amp;[.Y22]&amp;&quot;)&quot;" office:value-type="string" office:string-value="((0,640),(0,-640),5)" calcext:value-type="string">
            <text:p>((0,640),(0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/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411.5" calcext:value-type="float">
            <text:p>411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411.5" calcext:value-type="float">
            <text:p>411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ングルス右</text:p>
          </table:table-cell>
          <table:table-cell table:formula="of:=&quot;((&quot;&amp;[.U23]&amp;&quot;,&quot;&amp;[.V23]&amp;&quot;),(&quot;&amp;[.W23]&amp;&quot;,&quot;&amp;[.X23]&amp;&quot;),&quot;&amp;[.Y23]&amp;&quot;)&quot;" office:value-type="string" office:string-value="((411.5,1188.5),(411.5,-1188.5),5)" calcext:value-type="string">
            <text:p>((411.5,1188.5),(411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3"/>
          <table:table-cell table:style-name="ce28"/>
          <table:table-cell table:style-name="ce17" office:value-type="string" calcext:value-type="string">
            <text:p>←5cm</text:p>
          </table:table-cell>
          <table:table-cell table:style-name="ce11" table:number-columns-repeated="3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548.5" calcext:value-type="float">
            <text:p>548.5</text:p>
          </table:table-cell>
          <table:table-cell office:value-type="float" office:value="1188.5" calcext:value-type="float">
            <text:p>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イドライン</text:p>
          </table:table-cell>
          <table:table-cell table:formula="of:=&quot;((&quot;&amp;[.U24]&amp;&quot;,&quot;&amp;[.V24]&amp;&quot;),(&quot;&amp;[.W24]&amp;&quot;,&quot;&amp;[.X24]&amp;&quot;),&quot;&amp;[.Y24]&amp;&quot;)&quot;" office:value-type="string" office:string-value="((548.5,1188.5),(548.5,-1188.5),5)" calcext:value-type="string">
            <text:p>((548.5,1188.5),(548.5,-1188.5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4"/>
          <table:table-cell table:style-name="ce1021" office:value-type="string" calcext:value-type="string">
            <text:p>(-411.5,-640)</text:p>
          </table:table-cell>
          <table:table-cell table:style-name="ce23" table:number-columns-repeated="3"/>
          <table:table-cell table:style-name="ce30" office:value-type="string" calcext:value-type="string">
            <text:p>x=0</text:p>
          </table:table-cell>
          <table:table-cell table:style-name="ce34" office:value-type="string" calcext:value-type="string">
            <text:p>(0,-640)</text:p>
          </table:table-cell>
          <table:table-cell table:style-name="ce23" table:number-columns-repeated="2"/>
          <table:table-cell table:style-name="ce23" office:value-type="string" calcext:value-type="string">
            <text:p>(411.5,-640)</text:p>
          </table:table-cell>
          <table:table-cell table:style-name="ce30"/>
          <table:table-cell table:style-name="ce45"/>
          <table:table-cell table:style-name="ce6"/>
          <table:table-cell table:style-name="ce48"/>
          <table:table-cell/>
          <table:table-cell office:value-type="float" office:value="0" calcext:value-type="float">
            <text:p>0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0" calcext:value-type="float">
            <text:p>0</text:p>
          </table:table-cell>
          <table:table-cell office:value-type="float" office:value="-1178.5" calcext:value-type="float">
            <text:p>-117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センターマーク</text:p>
          </table:table-cell>
          <table:table-cell table:formula="of:=&quot;((&quot;&amp;[.U25]&amp;&quot;,&quot;&amp;[.V25]&amp;&quot;),(&quot;&amp;[.W25]&amp;&quot;,&quot;&amp;[.X25]&amp;&quot;),&quot;&amp;[.Y25]&amp;&quot;)&quot;" office:value-type="string" office:string-value="((0,-1188.5),(0,-1178.5),5)" calcext:value-type="string">
            <text:p>((0,-1188.5),(0,-1178.5),5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411.5" calcext:value-type="float">
            <text:p>-411.5</text:p>
          </table:table-cell>
          <table:table-cell office:value-type="float" office:value="-640" calcext:value-type="float">
            <text:p>-640</text:p>
          </table:table-cell>
          <table:table-cell office:value-type="float" office:value="411.5" calcext:value-type="float">
            <text:p>411.5</text:p>
          </table:table-cell>
          <table:table-cell office:value-type="float" office:value="-640" calcext:value-type="float">
            <text:p>-6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サービスライン</text:p>
          </table:table-cell>
          <table:table-cell table:formula="of:=&quot;((&quot;&amp;[.U26]&amp;&quot;,&quot;&amp;[.V26]&amp;&quot;),(&quot;&amp;[.W26]&amp;&quot;,&quot;&amp;[.X26]&amp;&quot;),&quot;&amp;[.Y26]&amp;&quot;)&quot;" office:value-type="string" office:string-value="((-411.5,-640),(411.5,-640),5)" calcext:value-type="string">
            <text:p>((-411.5,-640),(411.5,-640),5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5029" calcext:value-type="float">
            <text:p>-5029</text:p>
          </table:table-cell>
          <table:table-cell office:value-type="float" office:value="0" calcext:value-type="float">
            <text:p>0</text:p>
          </table:table-cell>
          <table:table-cell office:value-type="float" office:value="5029" calcext:value-type="float">
            <text:p>50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S</text:p>
          </table:table-cell>
          <table:table-cell table:formula="of:=&quot;((&quot;&amp;[.U27]&amp;&quot;,&quot;&amp;[.V27]&amp;&quot;),(&quot;&amp;[.W27]&amp;&quot;,&quot;&amp;[.X27]&amp;&quot;),&quot;&amp;[.Y27]&amp;&quot;)&quot;" office:value-type="string" office:string-value="((-5029,0),(5029,0),10)" calcext:value-type="string">
            <text:p>((-5029,0),(5029,0),10)</text:p>
          </table:table-cell>
          <table:table-cell/>
          <table:table-cell table:style-name="ce51"/>
          <table:table-cell table:number-columns-repeated="1635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/>
          <table:table-cell office:value-type="float" office:value="-6399" calcext:value-type="float">
            <text:p>-6399</text:p>
          </table:table-cell>
          <table:table-cell office:value-type="float" office:value="0" calcext:value-type="float">
            <text:p>0</text:p>
          </table:table-cell>
          <table:table-cell office:value-type="float" office:value="6399" calcext:value-type="float">
            <text:p>63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ネットD</text:p>
          </table:table-cell>
          <table:table-cell table:formula="of:=&quot;((&quot;&amp;[.U28]&amp;&quot;,&quot;&amp;[.V28]&amp;&quot;),(&quot;&amp;[.W28]&amp;&quot;,&quot;&amp;[.X28]&amp;&quot;),&quot;&amp;[.Y28]&amp;&quot;)&quot;" office:value-type="string" office:string-value="((-6399,0),(6399,0),10)" calcext:value-type="string">
            <text:p>((-6399,0),(6399,0),10)</text:p>
          </table:table-cell>
          <table:table-cell table:number-columns-repeated="16355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1"/>
          <table:table-cell table:style-name="ce17"/>
          <table:table-cell table:style-name="ce11" table:number-columns-repeated="8"/>
          <table:table-cell table:style-name="ce28"/>
          <table:table-cell table:style-name="ce45"/>
          <table:table-cell table:style-name="ce6"/>
          <table:table-cell table:style-name="ce48"/>
          <table:table-cell table:number-columns-repeated="16363"/>
        </table:table-row>
        <table:table-row table:style-name="ro3">
          <table:table-cell table:number-columns-repeated="3"/>
          <table:table-cell table:style-name="ce3"/>
          <table:table-cell table:style-name="ce8"/>
          <table:table-cell table:style-name="ce15"/>
          <table:table-cell table:style-name="ce19"/>
          <table:table-cell table:style-name="ce22" table:number-columns-repeated="4"/>
          <table:table-cell table:style-name="ce19" office:value-type="string" calcext:value-type="string">
            <text:p>←5cm</text:p>
          </table:table-cell>
          <table:table-cell table:style-name="ce22"/>
          <table:table-cell table:style-name="ce22" office:value-type="string" calcext:value-type="string">
            <text:p>↓10cm</text:p>
          </table:table-cell>
          <table:table-cell table:style-name="ce22"/>
          <table:table-cell table:style-name="ce29"/>
          <table:table-cell table:style-name="ce46"/>
          <table:table-cell table:style-name="ce10"/>
          <table:table-cell table:style-name="ce48"/>
          <table:table-cell/>
          <table:table-cell office:value-type="float" office:value="-548.5" calcext:value-type="float">
            <text:p>-548.5</text:p>
          </table:table-cell>
          <table:table-cell office:value-type="float" office:value="-1188.5" calcext:value-type="float">
            <text:p>-1188.5</text:p>
          </table:table-cell>
          <table:table-cell office:value-type="float" office:value="548.5" calcext:value-type="float">
            <text:p>548.5</text:p>
          </table:table-cell>
          <table:table-cell office:value-type="float" office:value="-1188.5" calcext:value-type="float">
            <text:p>-1188.5</text:p>
          </table:table-cell>
          <table:table-cell table:style-name="ce52" office:value-type="float" office:value="10" calcext:value-type="float">
            <text:p>10.0 </text:p>
          </table:table-cell>
          <table:table-cell office:value-type="string" calcext:value-type="string">
            <text:p>ベースライン</text:p>
          </table:table-cell>
          <table:table-cell table:formula="of:=&quot;((&quot;&amp;[.U30]&amp;&quot;,&quot;&amp;[.V30]&amp;&quot;),(&quot;&amp;[.W30]&amp;&quot;,&quot;&amp;[.X30]&amp;&quot;),&quot;&amp;[.Y30]&amp;&quot;)&quot;" office:value-type="string" office:string-value="((-548.5,-1188.5),(548.5,-1188.5),10)" calcext:value-type="string">
            <text:p>((-548.5,-1188.5),(548.5,-1188.5),10)</text:p>
          </table:table-cell>
          <table:table-cell table:number-columns-repeated="16355"/>
        </table:table-row>
        <table:table-row table:style-name="ro4">
          <table:table-cell table:number-columns-repeated="3"/>
          <table:table-cell table:style-name="ce3"/>
          <table:table-cell table:style-name="ce6"/>
          <table:table-cell table:style-name="ce6" office:value-type="string" calcext:value-type="string">
            <text:p>(-548.5,-1188.5)</text:p>
          </table:table-cell>
          <table:table-cell table:style-name="ce6" table:number-columns-repeated="5"/>
          <table:table-cell table:style-name="ce6" office:value-type="string" calcext:value-type="string">
            <text:p>(0,-1188.5)</text:p>
          </table:table-cell>
          <table:table-cell table:style-name="ce6" table:number-columns-repeated="2"/>
          <table:table-cell table:style-name="ce6" office:value-type="string" calcext:value-type="string">
            <text:p>(411.5,-1188.5)</text:p>
          </table:table-cell>
          <table:table-cell table:style-name="ce6" table:number-columns-repeated="2"/>
          <table:table-cell table:style-name="ce6" office:value-type="string" calcext:value-type="string">
            <text:p>(548.5,-1188.5)</text:p>
          </table:table-cell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16363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4"/>
          <table:table-cell table:style-name="ce48"/>
          <table:table-cell table:number-columns-repeated="2"/>
          <table:table-cell office:value-type="string" calcext:value-type="string">
            <text:p>ネットの方程式</text:p>
          </table:table-cell>
          <table:table-cell table:number-columns-repeated="16360"/>
        </table:table-row>
        <table:table-row table:style-name="ro4">
          <table:table-cell table:number-columns-repeated="3"/>
          <table:table-cell table:style-name="ce3"/>
          <table:table-cell table:style-name="ce6" table:number-columns-repeated="13"/>
          <table:table-cell table:style-name="ce10"/>
          <table:table-cell table:style-name="ce48"/>
          <table:table-cell table:number-columns-repeated="2"/>
          <table:table-cell office:value-type="string" calcext:value-type="string">
            <text:p>シングルス</text:p>
          </table:table-cell>
          <table:table-cell office:value-type="string" calcext:value-type="string">
            <text:p>=(1.07-0.914)*abs(x)/5.029</text:p>
          </table:table-cell>
          <table:table-cell table:number-columns-repeated="16359"/>
        </table:table-row>
        <table:table-row table:style-name="ro5">
          <table:table-cell table:number-columns-repeated="3"/>
          <table:table-cell table:style-name="ce1005" office:value-type="string" calcext:value-type="string">
            <text:p>(-1048.5,-2188.5)</text:p>
          </table:table-cell>
          <table:table-cell table:style-name="ce9" table:number-columns-repeated="7"/>
          <table:table-cell table:style-name="ce9" office:value-type="string" calcext:value-type="string">
            <text:p>(0,-2188.5)</text:p>
          </table:table-cell>
          <table:table-cell table:style-name="ce9" table:number-columns-repeated="6"/>
          <table:table-cell table:style-name="ce49" office:value-type="string" calcext:value-type="string">
            <text:p>(1048.5,-2188.5)</text:p>
          </table:table-cell>
          <table:table-cell table:number-columns-repeated="3"/>
          <table:table-cell office:value-type="string" calcext:value-type="string">
            <text:p>=(1.07-0.914)*abs(x)/6.399</text:p>
          </table:table-cell>
          <table:table-cell table:number-columns-repeated="16359"/>
        </table:table-row>
        <table:table-row table:style-name="ro5">
          <table:table-cell table:number-columns-repeated="3"/>
          <table:table-cell table:style-name="ce6" table:number-columns-repeated="2"/>
          <table:table-cell table:style-name="ce10"/>
          <table:table-cell table:style-name="ce6" table:number-columns-repeated="5"/>
          <table:table-cell table:style-name="ce10"/>
          <table:table-cell table:style-name="ce6" table:number-columns-repeated="6"/>
          <table:table-cell table:style-name="ce10"/>
          <table:table-cell table:number-columns-repeated="16363"/>
        </table:table-row>
        <table:table-row table:style-name="ro5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L</text:p>
          </table:table-cell>
          <table:table-cell table:number-columns-repeated="3"/>
          <table:table-cell table:formula="of:=ATAN([.J38]/[.K38])/PI()*180" office:value-type="float" office:value="0.752009116579905" calcext:value-type="float">
            <text:p>0.752009116579905</text:p>
          </table:table-cell>
          <table:table-cell table:formula="of:=[.N38]-[.Q38]" office:value-type="float" office:value="0.156" calcext:value-type="float">
            <text:p>0.156</text:p>
          </table:table-cell>
          <table:table-cell office:value-type="float" office:value="11.885" calcext:value-type="float">
            <text:p>11.885</text:p>
          </table:table-cell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38]*100&amp;&quot;,&quot;&amp;[.P39]*100&amp;&quot;,&quot;&amp;[.O39]*100&amp;&quot;,&quot;&amp;[.M38]*100&amp;&quot;)&quot;" office:value-type="string" office:string-value="(-502.9,1188.5,0,1188.5)" calcext:value-type="string">
            <text:p>(-502.9,1188.5,0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5" table:formula="of:=-4.115-0.914" office:value-type="float" office:value="-5.029" calcext:value-type="float">
            <text:p>-5.029</text:p>
          </table:table-cell>
          <table:table-cell table:style-name="ce35" office:value-type="float" office:value="11.885" calcext:value-type="float">
            <text:p>11.885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シング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4.115+0.914" office:value-type="float" office:value="5.029" calcext:value-type="float">
            <text:p>5.02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L</text:p>
          </table:table-cell>
          <table:table-cell table:number-columns-repeated="6"/>
          <table:table-cell table:style-name="ce35" table:formula="of:=-5.485-0.914" office:value-type="float" office:value="-6.399" calcext:value-type="float">
            <text:p>-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number-columns-repeated="4"/>
          <table:table-cell table:formula="of:=&quot;(&quot;&amp;[.L42]*100&amp;&quot;,&quot;&amp;[.P43]*100&amp;&quot;,&quot;&amp;[.O43]*100&amp;&quot;,&quot;&amp;[.M42]*100&amp;&quot;)&quot;" office:value-type="string" office:string-value="(-639.9,0,0,1188.5)" calcext:value-type="string">
            <text:p>(-639.9,0,0,1188.5)</text:p>
          </table:table-cell>
          <table:table-cell table:number-columns-repeated="16360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ネットR</text:p>
          </table:table-cell>
          <table:table-cell table:number-columns-repeated="6"/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0.914" calcext:value-type="float">
            <text:p>0.914</text:p>
          </table:table-cell>
          <table:table-cell table:style-name="ce35" table:formula="of:=5.485+0.914" office:value-type="float" office:value="6.399" calcext:value-type="float">
            <text:p>6.399</text:p>
          </table:table-cell>
          <table:table-cell table:style-name="ce35" office:value-type="float" office:value="11.885" calcext:value-type="float">
            <text:p>11.885</text:p>
          </table:table-cell>
          <table:table-cell table:style-name="ce35" office:value-type="float" office:value="1.07" calcext:value-type="float">
            <text:p>1.07</text:p>
          </table:table-cell>
          <table:table-cell table:number-columns-repeated="16365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L</text:p>
          </table:table-cell>
          <table:table-cell table:number-columns-repeated="3"/>
          <table:table-cell table:style-name="ce24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number-columns-repeated="2"/>
          <table:table-cell table:number-columns-repeated="2"/>
          <table:table-cell table:formula="of:=&quot;(&quot;&amp;[.L46]*100&amp;&quot;,&quot;&amp;[.P47]*100&amp;&quot;,&quot;&amp;[.O47]*100&amp;&quot;,&quot;&amp;[.M46]*100&amp;&quot;)&quot;" office:value-type="string" office:string-value="(-548.5,0,-543.5,2377)" calcext:value-type="string">
            <text:p>(-548.5,0,-543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5.485" calcext:value-type="float">
            <text:p>-5.485 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37" table:formula="of:=-5.485+0.05" office:value-type="float" office:value="-5.435" calcext:value-type="float">
            <text:p>-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number-columns-repeated="2"/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L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7" table:formula="of:=[.L49]+0.05" office:value-type="float" office:value="-4.065" calcext:value-type="float">
            <text:p>-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49]/0.3048" office:value-type="float" office:value="-13.3366141732283" calcext:value-type="float">
            <text:p>-13.3 </text:p>
          </table:table-cell>
          <table:table-cell table:style-name="ce25" table:formula="of:=[.P49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49]*100&amp;&quot;,&quot;&amp;[.P50]*100&amp;&quot;,&quot;&amp;[.O50]*100&amp;&quot;,&quot;&amp;[.M49]*100&amp;&quot;)&quot;" office:value-type="string" office:string-value="(-411.5,0,-406.5,2377)" calcext:value-type="string">
            <text:p>(-411.5,0,-406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7" table:formula="of:=[.L50]+0.05" office:value-type="float" office:value="-4.065" calcext:value-type="float">
            <text:p>-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0]/0.3048" office:value-type="float" office:value="-13.3366141732283" calcext:value-type="float">
            <text:p>-13.3 </text:p>
          </table:table-cell>
          <table:table-cell table:style-name="ce25" table:formula="of:=[.P50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5">
          <table:table-cell table:number-columns-repeated="4"/>
          <table:table-cell office:value-type="string" calcext:value-type="string">
            <text:p>センターサービス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18.285" calcext:value-type="float">
            <text:p>18.285 </text:p>
          </table:table-cell>
          <table:table-cell/>
          <table:table-cell table:style-name="ce25" table:formula="of:=[.O52]/0.3048" office:value-type="float" office:value="0.0820209973753281" calcext:value-type="float">
            <text:p>0.1 </text:p>
          </table:table-cell>
          <table:table-cell table:style-name="ce25" table:formula="of:=[.P52]/0.9144" office:value-type="float" office:value="19.996719160105" calcext:value-type="float">
            <text:p>20.0 </text:p>
          </table:table-cell>
          <table:table-cell table:number-columns-repeated="2"/>
          <table:table-cell table:formula="of:=&quot;(&quot;&amp;[.L52]*100&amp;&quot;,&quot;&amp;[.P53]*100&amp;&quot;,&quot;&amp;[.O53]*100&amp;&quot;,&quot;&amp;[.M52]*100&amp;&quot;)&quot;" office:value-type="string" office:string-value="(-2.5,548.5,2.5,1828.5)" calcext:value-type="string">
            <text:p>(-2.5,548.5,2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5.485" calcext:value-type="float">
            <text:p>5.485 </text:p>
          </table:table-cell>
          <table:table-cell/>
          <table:table-cell table:style-name="ce25" table:formula="of:=[.O53]/0.3048" office:value-type="float" office:value="0.0820209973753281" calcext:value-type="float">
            <text:p>0.1 </text:p>
          </table:table-cell>
          <table:table-cell table:style-name="ce25" table:formula="of:=[.P53]/0.9144" office:value-type="float" office:value="5.99846894138233" calcext:value-type="float">
            <text:p>6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ダブ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5]-0.05" office:value-type="float" office:value="5.435" calcext:value-type="float">
            <text:p>5.43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23.77" calcext:value-type="float">
            <text:p>23.770 </text:p>
          </table:table-cell>
          <table:table-cell/>
          <table:table-cell table:style-name="ce25" table:formula="of:=[.O55]/0.3048" office:value-type="float" office:value="17.995406824147" calcext:value-type="float">
            <text:p>18.0 </text:p>
          </table:table-cell>
          <table:table-cell table:style-name="ce25" table:formula="of:=[.P55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5]*100&amp;&quot;,&quot;&amp;[.P56]*100&amp;&quot;,&quot;&amp;[.O56]*100&amp;&quot;,&quot;&amp;[.M55]*100&amp;&quot;)&quot;" office:value-type="string" office:string-value="(543.5,0,548.5,2377)" calcext:value-type="string">
            <text:p>(543.5,0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6]-0.05" office:value-type="float" office:value="5.435" calcext:value-type="float">
            <text:p>5.43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42" office:value-type="float" office:value="5.485" calcext:value-type="float">
            <text:p>5.485</text:p>
          </table:table-cell>
          <table:table-cell table:style-name="ce36" office:value-type="float" office:value="0" calcext:value-type="float">
            <text:p>0.000 </text:p>
          </table:table-cell>
          <table:table-cell/>
          <table:table-cell table:style-name="ce25" table:formula="of:=[.O56]/0.3048" office:value-type="float" office:value="17.995406824147" calcext:value-type="float">
            <text:p>18.0 </text:p>
          </table:table-cell>
          <table:table-cell table:style-name="ce25" table:formula="of:=[.P56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サイドラインR</text:p>
          </table:table-cell>
          <table:table-cell table:number-columns-repeated="3"/>
          <table:table-cell table:style-name="ce25" table:number-columns-repeated="2"/>
          <table:table-cell/>
          <table:table-cell table:style-name="ce37" table:formula="of:=[.O58]-0.05" office:value-type="float" office:value="4.065" calcext:value-type="float">
            <text:p>4.06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58]/0.3048" office:value-type="float" office:value="13.500656167979" calcext:value-type="float">
            <text:p>13.5 </text:p>
          </table:table-cell>
          <table:table-cell table:style-name="ce25" table:formula="of:=[.P58]/0.9144" office:value-type="float" office:value="25.9951881014873" calcext:value-type="float">
            <text:p>26.0 </text:p>
          </table:table-cell>
          <table:table-cell table:number-columns-repeated="2"/>
          <table:table-cell table:formula="of:=&quot;(&quot;&amp;[.L58]*100&amp;&quot;,&quot;&amp;[.P59]*100&amp;&quot;,&quot;&amp;[.O59]*100&amp;&quot;,&quot;&amp;[.M58]*100&amp;&quot;)&quot;" office:value-type="string" office:string-value="(406.5,0,411.5,2377)" calcext:value-type="string">
            <text:p>(406.5,0,411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table:formula="of:=[.O59]-0.05" office:value-type="float" office:value="4.065" calcext:value-type="float">
            <text:p>4.06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59]/0.3048" office:value-type="float" office:value="13.500656167979" calcext:value-type="float">
            <text:p>13.5 </text:p>
          </table:table-cell>
          <table:table-cell table:style-name="ce25" table:formula="of:=[.P59]/0.9144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ベー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25" table:formula="of:=[.O61]/0.3048" office:value-type="float" office:value="17.995406824147" calcext:value-type="float">
            <text:p>18.0 </text:p>
          </table:table-cell>
          <table:table-cell table:style-name="ce25" table:formula="of:=[.P61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1]*100&amp;&quot;,&quot;&amp;[.P62]*100&amp;&quot;,&quot;&amp;[.O62]*100&amp;&quot;,&quot;&amp;[.M61]*100&amp;&quot;)&quot;" office:value-type="string" office:string-value="(-548.5,2367,548.5,2377)" calcext:value-type="string">
            <text:p>(-548.5,2367,548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table:formula="of:=[.M61]-0.1" office:value-type="float" office:value="23.67" calcext:value-type="float">
            <text:p>23.6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[.P61]-0.1" office:value-type="float" office:value="23.67" calcext:value-type="float">
            <text:p>23.670 </text:p>
          </table:table-cell>
          <table:table-cell/>
          <table:table-cell table:style-name="ce25" table:formula="of:=[.O62]/0.3048" office:value-type="float" office:value="17.995406824147" calcext:value-type="float">
            <text:p>18.0 </text:p>
          </table:table-cell>
          <table:table-cell table:style-name="ce25" table:formula="of:=[.P62]/0.3048" office:value-type="float" office:value="77.6574803149606" calcext:value-type="float">
            <text:p>77.7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1]" office:value-type="float" office:value="23.77" calcext:value-type="float">
            <text:p>23.7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1]" office:value-type="float" office:value="23.77" calcext:value-type="float">
            <text:p>23.770 </text:p>
          </table:table-cell>
          <table:table-cell/>
          <table:table-cell table:style-name="ce25" table:formula="of:=[.O64]/0.3048" office:value-type="float" office:value="0.0820209973753281" calcext:value-type="float">
            <text:p>0.1 </text:p>
          </table:table-cell>
          <table:table-cell table:style-name="ce25" table:formula="of:=[.P64]/0.3048" office:value-type="float" office:value="77.9855643044619" calcext:value-type="float">
            <text:p>78.0 </text:p>
          </table:table-cell>
          <table:table-cell table:number-columns-repeated="2"/>
          <table:table-cell table:formula="of:=&quot;(&quot;&amp;[.L64]*100&amp;&quot;,&quot;&amp;[.P65]*100&amp;&quot;,&quot;&amp;[.O65]*100&amp;&quot;,&quot;&amp;[.M64]*100&amp;&quot;)&quot;" office:value-type="string" office:string-value="(-2.5,2357,2.5,2377)" calcext:value-type="string">
            <text:p>(-2.5,2357,2.5,2377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table:formula="of:=[.M64]-0.2" office:value-type="float" office:value="23.57" calcext:value-type="float">
            <text:p>23.57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table:formula="of:=[.P64]-0.2" office:value-type="float" office:value="23.57" calcext:value-type="float">
            <text:p>23.570 </text:p>
          </table:table-cell>
          <table:table-cell/>
          <table:table-cell table:style-name="ce25" table:formula="of:=[.O65]/0.3048" office:value-type="float" office:value="0.0820209973753281" calcext:value-type="float">
            <text:p>0.1 </text:p>
          </table:table-cell>
          <table:table-cell table:style-name="ce25" table:formula="of:=[.P65]/0.3048" office:value-type="float" office:value="77.3293963254593" calcext:value-type="float">
            <text:p>77.3 </text:p>
          </table:table-cell>
          <table:table-cell table:number-columns-repeated="16363"/>
        </table:table-row>
        <table:table-row table:style-name="ro5">
          <table:table-cell table:number-columns-repeated="16"/>
          <table:table-cell table:style-name="ce38"/>
          <table:table-cell table:number-columns-repeated="16365"/>
        </table:table-row>
        <table:table-row table:style-name="ro2">
          <table:table-cell table:number-columns-repeated="4"/>
          <table:table-cell office:value-type="string" calcext:value-type="string">
            <text:p>サービスライン1</text:p>
          </table:table-cell>
          <table:table-cell table:number-columns-repeated="3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41"/>
          <table:table-cell table:style-name="ce42" office:value-type="float" office:value="4.115" calcext:value-type="float">
            <text:p>4.115</text:p>
          </table:table-cell>
          <table:table-cell table:style-name="ce36" office:value-type="float" office:value="18.285" calcext:value-type="float">
            <text:p>18.285 </text:p>
          </table:table-cell>
          <table:table-cell table:style-name="ce38"/>
          <table:table-cell table:style-name="ce25" table:formula="of:=[.O67]/0.3048" office:value-type="float" office:value="13.500656167979" calcext:value-type="float">
            <text:p>13.5 </text:p>
          </table:table-cell>
          <table:table-cell table:style-name="ce25" table:formula="of:=[.P67]/0.3048" office:value-type="float" office:value="59.990157480315" calcext:value-type="float">
            <text:p>60.0 </text:p>
          </table:table-cell>
          <table:table-cell table:number-columns-repeated="2"/>
          <table:table-cell table:formula="of:=&quot;(&quot;&amp;[.L67]*100&amp;&quot;,&quot;&amp;[.P68]*100&amp;&quot;,&quot;&amp;[.O68]*100&amp;&quot;,&quot;&amp;[.M67]*100&amp;&quot;)&quot;" office:value-type="string" office:string-value="(-411.5,1823.5,411.5,1828.5)" calcext:value-type="string">
            <text:p>(-411.5,1823.5,411.5,1828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67]-0.05" office:value-type="float" office:value="18.235" calcext:value-type="float">
            <text:p>18.2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67]-0.05" office:value-type="float" office:value="18.235" calcext:value-type="float">
            <text:p>18.235 </text:p>
          </table:table-cell>
          <table:table-cell/>
          <table:table-cell table:style-name="ce25" table:formula="of:=[.O68]/0.3048" office:value-type="float" office:value="13.500656167979" calcext:value-type="float">
            <text:p>13.5 </text:p>
          </table:table-cell>
          <table:table-cell table:style-name="ce25" table:formula="of:=[.P68]/0.3048" office:value-type="float" office:value="59.8261154855643" calcext:value-type="float">
            <text:p>59.8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ライン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25" table:formula="of:=[.O70]/0.3048" office:value-type="float" office:value="13.500656167979" calcext:value-type="float">
            <text:p>13.5 </text:p>
          </table:table-cell>
          <table:table-cell table:style-name="ce25" table:formula="of:=[.P70]/0.3048" office:value-type="float" office:value="38.992782152231" calcext:value-type="float">
            <text:p>39.0 </text:p>
          </table:table-cell>
          <table:table-cell table:number-columns-repeated="16363"/>
        </table:table-row>
        <table:table-row table:style-name="ro5">
          <table:table-cell table:number-columns-repeated="8"/>
          <table:table-cell table:style-name="ce25" table:number-columns-repeated="2"/>
          <table:table-cell table:number-columns-repeated="2"/>
          <table:table-cell table:style-name="ce38"/>
          <table:table-cell/>
          <table:table-cell table:style-name="ce35" table:number-columns-repeated="2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4.115" calcext:value-type="float">
            <text:p>-4.115 </text:p>
          </table:table-cell>
          <table:table-cell table:style-name="ce37" table:formula="of:=[.M73]+0.05" office:value-type="float" office:value="5.535" calcext:value-type="float">
            <text:p>5.535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4.115" calcext:value-type="float">
            <text:p>4.115</text:p>
          </table:table-cell>
          <table:table-cell table:style-name="ce37" table:formula="of:=[.P73]+0.05" office:value-type="float" office:value="5.535" calcext:value-type="float">
            <text:p>5.535 </text:p>
          </table:table-cell>
          <table:table-cell/>
          <table:table-cell table:style-name="ce25" table:formula="of:=[.O72]/0.3048" office:value-type="float" office:value="13.500656167979" calcext:value-type="float">
            <text:p>13.5 </text:p>
          </table:table-cell>
          <table:table-cell table:style-name="ce25" table:formula="of:=[.P72]/0.3048" office:value-type="float" office:value="18.1594488188976" calcext:value-type="float">
            <text:p>18.2 </text:p>
          </table:table-cell>
          <table:table-cell table:number-columns-repeated="2"/>
          <table:table-cell table:formula="of:=&quot;(&quot;&amp;[.L72]*100&amp;&quot;,&quot;&amp;[.P73]*100&amp;&quot;,&quot;&amp;[.O73]*100&amp;&quot;,&quot;&amp;[.M72]*100&amp;&quot;)&quot;" office:value-type="string" office:string-value="(-411.5,548.5,411.5,553.5)" calcext:value-type="string">
            <text:p>(-411.5,548.5,411.5,553.5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6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 table:style-name="ce41" office:value-type="string" calcext:value-type="string">
            <text:p>～</text:p>
          </table:table-cell>
          <table:table-cell table:style-name="ce43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25" table:formula="of:=[.O73]/0.3048" office:value-type="float" office:value="13.500656167979" calcext:value-type="float">
            <text:p>13.5 </text:p>
          </table:table-cell>
          <table:table-cell table:style-name="ce25" table:formula="of:=[.P73]/0.3048" office:value-type="float" office:value="17.995406824147" calcext:value-type="float">
            <text:p>18.0 </text:p>
          </table:table-cell>
          <table:table-cell table:number-columns-repeated="16363"/>
        </table:table-row>
        <table:table-row table:style-name="ro5">
          <table:table-cell table:number-columns-repeated="11"/>
          <table:table-cell table:style-name="ce37" table:number-columns-repeated="2"/>
          <table:table-cell/>
          <table:table-cell table:style-name="ce35"/>
          <table:table-cell table:style-name="ce37"/>
          <table:table-cell table:number-columns-repeated="16366"/>
        </table:table-row>
        <table:table-row table:style-name="ro5">
          <table:table-cell table:number-columns-repeated="4"/>
          <table:table-cell office:value-type="string" calcext:value-type="string">
            <text:p>センターマーク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.2" calcext:value-type="float">
            <text:p>0.200 </text:p>
          </table:table-cell>
          <table:table-cell/>
          <table:table-cell table:style-name="ce25" table:formula="of:=[.O75]/0.3048" office:value-type="float" office:value="0.0820209973753281" calcext:value-type="float">
            <text:p>0.1 </text:p>
          </table:table-cell>
          <table:table-cell table:style-name="ce25" table:formula="of:=[.P75]/0.3048" office:value-type="float" office:value="0.656167979002625" calcext:value-type="float">
            <text:p>0.7 </text:p>
          </table:table-cell>
          <table:table-cell table:number-columns-repeated="2"/>
          <table:table-cell table:formula="of:=&quot;(&quot;&amp;[.L75]*100&amp;&quot;,&quot;&amp;[.P76]*100&amp;&quot;,&quot;&amp;[.O76]*100&amp;&quot;,&quot;&amp;[.M75]*100&amp;&quot;)&quot;" office:value-type="string" office:string-value="(-2.5,0,2.5,20)" calcext:value-type="string">
            <text:p>(-2.5,0,2.5,20)</text:p>
          </table:table-cell>
          <table:table-cell table:number-columns-repeated="16360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0.025" calcext:value-type="float">
            <text:p>-0.02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0.025" calcext:value-type="float">
            <text:p>0.02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6]/0.3048" office:value-type="float" office:value="0.0820209973753281" calcext:value-type="float">
            <text:p>0.1 </text:p>
          </table:table-cell>
          <table:table-cell table:style-name="ce25" table:formula="of:=[.P76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>
          <table:table-cell table:number-columns-repeated="14"/>
          <table:table-cell table:style-name="ce35" table:number-columns-repeated="2"/>
          <table:table-cell table:number-columns-repeated="16366"/>
        </table:table-row>
        <table:table-row table:style-name="ro5">
          <table:table-cell table:number-columns-repeated="8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.1" calcext:value-type="float">
            <text:p>0.100 </text:p>
          </table:table-cell>
          <table:table-cell/>
          <table:table-cell table:style-name="ce25" table:formula="of:=[.O78]/0.3048" office:value-type="float" office:value="17.995406824147" calcext:value-type="float">
            <text:p>18.0 </text:p>
          </table:table-cell>
          <table:table-cell table:style-name="ce25" table:formula="of:=[.P78]/0.3048" office:value-type="float" office:value="0.328083989501312" calcext:value-type="float">
            <text:p>0.3 </text:p>
          </table:table-cell>
          <table:table-cell table:number-columns-repeated="2"/>
          <table:table-cell table:formula="of:=&quot;(&quot;&amp;[.L78]*100&amp;&quot;,&quot;&amp;[.P79]*100&amp;&quot;,&quot;&amp;[.O79]*100&amp;&quot;,&quot;&amp;[.M78]*100&amp;&quot;)&quot;" office:value-type="string" office:string-value="(-548.5,0,548.5,10)" calcext:value-type="string">
            <text:p>(-548.5,0,548.5,10)</text:p>
          </table:table-cell>
          <table:table-cell table:number-columns-repeated="16360"/>
        </table:table-row>
        <table:table-row table:style-name="ro2">
          <table:table-cell table:number-columns-repeated="4"/>
          <table:table-cell office:value-type="string" calcext:value-type="string">
            <text:p>ベースライン2</text:p>
          </table:table-cell>
          <table:table-cell table:number-columns-repeated="3"/>
          <table:table-cell table:style-name="ce25" table:number-columns-repeated="2"/>
          <table:table-cell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 office:value-type="string" calcext:value-type="string">
            <text:p>～</text:p>
          </table:table-cell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25" table:formula="of:=[.O79]/0.3048" office:value-type="float" office:value="17.995406824147" calcext:value-type="float">
            <text:p>18.0 </text:p>
          </table:table-cell>
          <table:table-cell table:style-name="ce25" table:formula="of:=[.P79]/0.3048" office:value-type="float" office:value="0" calcext:value-type="float">
            <text:p>0.0 </text:p>
          </table:table-cell>
          <table:table-cell table:number-columns-repeated="16363"/>
        </table:table-row>
        <table:table-row table:style-name="ro5" table:number-rows-repeated="2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シングルス判定1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singlesjudge1=</text:p>
          </table:table-cell>
          <table:table-cell table:number-columns-repeated="2"/>
          <table:table-cell table:formula="of:=&quot;(&quot;&amp;[.L82]*100&amp;&quot;,&quot;&amp;[.P83]*100&amp;&quot;,&quot;&amp;[.O83]*100&amp;&quot;,&quot;&amp;[.M82]*100&amp;&quot;)&quot;" office:value-type="string" office:string-value="(-411.5,1188.5,411.5,2377)" calcext:value-type="string">
            <text:p>(-411.5,1188.5,411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シングルス判定2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inglesjudge2=</text:p>
          </table:table-cell>
          <table:table-cell table:number-columns-repeated="2"/>
          <table:table-cell table:formula="of:=&quot;(&quot;&amp;[.L85]*100&amp;&quot;,&quot;&amp;[.P86]*100&amp;&quot;,&quot;&amp;[.O86]*100&amp;&quot;,&quot;&amp;[.M85]*100&amp;&quot;)&quot;" office:value-type="string" office:string-value="(-411.5,0,411.5,1188.5)" calcext:value-type="string">
            <text:p>(-411.5,0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1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23.77" calcext:value-type="float">
            <text:p>23.77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23.77" calcext:value-type="float">
            <text:p>23.770 </text:p>
          </table:table-cell>
          <table:table-cell table:number-columns-repeated="2"/>
          <table:table-cell office:value-type="string" calcext:value-type="string">
            <text:p>doublesjudge1=</text:p>
          </table:table-cell>
          <table:table-cell table:number-columns-repeated="2"/>
          <table:table-cell table:formula="of:=&quot;(&quot;&amp;[.L88]*100&amp;&quot;,&quot;&amp;[.P89]*100&amp;&quot;,&quot;&amp;[.O89]*100&amp;&quot;,&quot;&amp;[.M88]*100&amp;&quot;)&quot;" office:value-type="string" office:string-value="(-548.5,1188.5,548.5,2377)" calcext:value-type="string">
            <text:p>(-548.5,1188.5,548.5,2377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37"/>
          <table:table-cell table:number-columns-repeated="2"/>
          <table:table-cell table:style-name="ce37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ダブルス判定2</text:p>
          </table:table-cell>
          <table:table-cell table:number-columns-repeated="6"/>
          <table:table-cell table:style-name="ce37" office:value-type="float" office:value="-5.485" calcext:value-type="float">
            <text:p>-5.48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doublesjudge2=</text:p>
          </table:table-cell>
          <table:table-cell table:number-columns-repeated="2"/>
          <table:table-cell table:formula="of:=&quot;(&quot;&amp;[.L91]*100&amp;&quot;,&quot;&amp;[.P92]*100&amp;&quot;,&quot;&amp;[.O92]*100&amp;&quot;,&quot;&amp;[.M91]*100&amp;&quot;)&quot;" office:value-type="string" office:string-value="(-548.5,0,548.5,1188.5)" calcext:value-type="string">
            <text:p>(-548.5,0,548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5.485" calcext:value-type="float">
            <text:p>-5.485 </text:p>
          </table:table-cell>
          <table:table-cell table:style-name="ce37" office:value-type="float" office:value="0" calcext:value-type="float">
            <text:p>0.000 </text:p>
          </table:table-cell>
          <table:table-cell/>
          <table:table-cell table:style-name="ce35" office:value-type="float" office:value="5.485" calcext:value-type="float">
            <text:p>5.485</text:p>
          </table:table-cell>
          <table:table-cell table:style-name="ce37" office:value-type="float" office:value="0" calcext:value-type="float">
            <text:p>0.000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1D</text:p>
          </table:table-cell>
          <table:table-cell table:number-columns-repeated="4"/>
          <table:table-cell table:style-name="ce26"/>
          <table:table-cell/>
          <table:table-cell table:style-name="ce37" office:value-type="float" office:value="-4.115" calcext:value-type="float">
            <text:p>-4.11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d=</text:p>
          </table:table-cell>
          <table:table-cell table:number-columns-repeated="2"/>
          <table:table-cell table:formula="of:=&quot;(&quot;&amp;[.L94]*100&amp;&quot;,&quot;&amp;[.P95]*100&amp;&quot;,&quot;&amp;[.O95]*100&amp;&quot;,&quot;&amp;[.M94]*100&amp;&quot;)&quot;" office:value-type="string" office:string-value="(-411.5,1188.5,2.5,1828.5)" calcext:value-type="string">
            <text:p>(-411.5,1188.5,2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style-name="ce40"/>
          <table:table-cell table:style-name="ce44" office:value-type="float" office:value="0.025" calcext:value-type="float">
            <text:p>0.025</text:p>
          </table:table-cell>
          <table:table-cell table:style-name="ce39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2"/>
          <table:table-cell table:style-name="ce40" table:number-columns-repeated="4"/>
          <table:table-cell table:number-columns-repeated="16366"/>
        </table:table-row>
        <table:table-row table:style-name="ro2">
          <table:table-cell table:number-columns-repeated="4"/>
          <table:table-cell office:value-type="string" calcext:value-type="string">
            <text:p>サービス判定1A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9" office:value-type="float" office:value="18.285" calcext:value-type="float">
            <text:p>18.285 </text:p>
          </table:table-cell>
          <table:table-cell table:style-name="ce40"/>
          <table:table-cell table:style-name="ce44" office:value-type="float" office:value="4.115" calcext:value-type="float">
            <text:p>4.115</text:p>
          </table:table-cell>
          <table:table-cell table:style-name="ce39" office:value-type="float" office:value="18.285" calcext:value-type="float">
            <text:p>18.285 </text:p>
          </table:table-cell>
          <table:table-cell table:number-columns-repeated="2"/>
          <table:table-cell office:value-type="string" calcext:value-type="string">
            <text:p>servicejudge1a=</text:p>
          </table:table-cell>
          <table:table-cell table:number-columns-repeated="2"/>
          <table:table-cell table:formula="of:=&quot;(&quot;&amp;[.L97]*100&amp;&quot;,&quot;&amp;[.P98]*100&amp;&quot;,&quot;&amp;[.O98]*100&amp;&quot;,&quot;&amp;[.M97]*100&amp;&quot;)&quot;" office:value-type="string" office:string-value="(-2.5,1188.5,411.5,1828.5)" calcext:value-type="string">
            <text:p>(-2.5,1188.5,411.5,182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D</text:p>
          </table:table-cell>
          <table:table-cell table:number-columns-repeated="6"/>
          <table:table-cell table:style-name="ce37" office:value-type="float" office:value="-0.025" calcext:value-type="float">
            <text:p>-0.02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4.115" calcext:value-type="float">
            <text:p>4.11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d=</text:p>
          </table:table-cell>
          <table:table-cell table:number-columns-repeated="2"/>
          <table:table-cell table:formula="of:=&quot;(&quot;&amp;[.L100]*100&amp;&quot;,&quot;&amp;[.P101]*100&amp;&quot;,&quot;&amp;[.O101]*100&amp;&quot;,&quot;&amp;[.M100]*100&amp;&quot;)&quot;" office:value-type="string" office:string-value="(-2.5,548.5,411.5,1188.5)" calcext:value-type="string">
            <text:p>(-2.5,548.5,411.5,1188.5)</text:p>
          </table:table-cell>
          <table:table-cell table:number-columns-repeated="16360"/>
        </table:table-row>
        <table:table-row table:style-name="ro5">
          <table:table-cell table:number-columns-repeated="11"/>
          <table:table-cell table:style-name="ce37" office:value-type="float" office:value="-0.025" calcext:value-type="float">
            <text:p>-0.02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35" office:value-type="float" office:value="4.115" calcext:value-type="float">
            <text:p>4.11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5">
          <table:table-cell table:number-columns-repeated="16382"/>
        </table:table-row>
        <table:table-row table:style-name="ro2">
          <table:table-cell table:number-columns-repeated="4"/>
          <table:table-cell office:value-type="string" calcext:value-type="string">
            <text:p>サービス判定2A</text:p>
          </table:table-cell>
          <table:table-cell table:number-columns-repeated="6"/>
          <table:table-cell table:style-name="ce37" office:value-type="float" office:value="-4.115" calcext:value-type="float">
            <text:p>-4.115 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7" table:formula="of:=23.77/2" office:value-type="float" office:value="11.885" calcext:value-type="float">
            <text:p>11.885 </text:p>
          </table:table-cell>
          <table:table-cell table:number-columns-repeated="2"/>
          <table:table-cell office:value-type="string" calcext:value-type="string">
            <text:p>servicejudge2a=</text:p>
          </table:table-cell>
          <table:table-cell table:number-columns-repeated="2"/>
          <table:table-cell table:formula="of:=&quot;(&quot;&amp;[.L103]*100&amp;&quot;,&quot;&amp;[.P104]*100&amp;&quot;,&quot;&amp;[.O104]*100&amp;&quot;,&quot;&amp;[.M103]*100&amp;&quot;)&quot;" office:value-type="string" office:string-value="(-411.5,548.5,2.5,1188.5)" calcext:value-type="string">
            <text:p>(-411.5,548.5,2.5,1188.5)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style-name="ce37" office:value-type="float" office:value="-4.115" calcext:value-type="float">
            <text:p>-4.115 </text:p>
          </table:table-cell>
          <table:table-cell table:style-name="ce36" office:value-type="float" office:value="5.485" calcext:value-type="float">
            <text:p>5.485 </text:p>
          </table:table-cell>
          <table:table-cell/>
          <table:table-cell table:style-name="ce44" office:value-type="float" office:value="0.025" calcext:value-type="float">
            <text:p>0.025</text:p>
          </table:table-cell>
          <table:table-cell table:style-name="ce36" office:value-type="float" office:value="5.485" calcext:value-type="float">
            <text:p>5.485 </text:p>
          </table:table-cell>
          <table:table-cell table:number-columns-repeated="16366"/>
        </table:table-row>
        <table:table-row table:style-name="ro1" table:number-rows-repeated="1048471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Sheet2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8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11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ネットまでの距離→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Min</text:p>
          </table:table-cell>
          <table:table-cell office:value-type="string" calcext:value-type="string">
            <text:p>dtotal→t→min vz</text:p>
          </table:table-cell>
          <table:table-cell/>
          <table:table-cell office:value-type="string" calcext:value-type="string">
            <text:p>max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vz</text:p>
          </table:table-cell>
          <table:table-cell office:value-type="float" office:value="-12.5" calcext:value-type="float">
            <text:p>-12.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O4]-[.L4]" office:value-type="float" office:value="22.5" calcext:value-type="float">
            <text:p>22.5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vtotal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Min-12.5(0.5で反射して)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max10</text:p>
          </table:table-cell>
          <table:table-cell table:number-columns-repeated="7"/>
          <table:table-cell office:value-type="string" calcext:value-type="string">
            <text:p>距離</text:p>
          </table:table-cell>
          <table:table-cell office:value-type="string" calcext:value-type="string">
            <text:p>vmax→t</text:p>
          </table:table-cell>
          <table:table-cell office:value-type="string" calcext:value-type="string">
            <text:p>vmaxからのmin vz</text:p>
          </table:table-cell>
          <table:table-cell table:number-columns-repeated="2"/>
          <table:table-cell office:value-type="string" calcext:value-type="string">
            <text:p>Max 3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total</text:p>
          </table:table-cell>
          <table:table-cell office:value-type="string" calcext:value-type="string">
            <text:p>t at vmax</text:p>
          </table:table-cell>
          <table:table-cell office:value-type="string" calcext:value-type="string">
            <text:p>vz at t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x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net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角度</text:p>
          </table:table-cell>
          <table:table-cell table:number-columns-repeated="2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E11]+SQRT([.E11]^2 + 2 * 9.8 * [.D11]))/9.8" office:value-type="float" office:value="1.32780512751062" calcext:value-type="float">
            <text:p>1.32780512751062</text:p>
          </table:table-cell>
          <table:table-cell table:formula="of:=[.F11]-[.B11]" office:value-type="float" office:value="8" calcext:value-type="float">
            <text:p>8</text:p>
          </table:table-cell>
          <table:table-cell table:formula="of:=[.G11]-[.C11]" office:value-type="float" office:value="22" calcext:value-type="float">
            <text:p>22</text:p>
          </table:table-cell>
          <table:table-cell table:formula="of:=SQRT([.K11]*[.K11]+[.L11]*[.L11])" office:value-type="float" office:value="23.4093998214393" calcext:value-type="float">
            <text:p>23.4093998214393</text:p>
          </table:table-cell>
          <table:table-cell table:formula="of:=[.M11]/30" office:value-type="float" office:value="0.780313327381308" calcext:value-type="float">
            <text:p>0.780313327381308</text:p>
          </table:table-cell>
          <table:table-cell table:formula="of:=0.5*9.8*[.N11]-[.D11]/[.N11]" office:value-type="float" office:value="1.26046233101813" calcext:value-type="float">
            <text:p>1.26046233101813</text:p>
          </table:table-cell>
          <table:table-cell table:formula="of:=([.F11]-[.B11])/[.J11]" office:value-type="float" office:value="6.0249804992081" calcext:value-type="float">
            <text:p>6.0249804992081</text:p>
          </table:table-cell>
          <table:table-cell table:formula="of:=([.G11]-[.C11])/[.J11]" office:value-type="float" office:value="16.5686963728223" calcext:value-type="float">
            <text:p>16.5686963728223</text:p>
          </table:table-cell>
          <table:table-cell table:formula="of:=SQRT([.P11]*[.P11]+[.Q11]*[.Q11])" office:value-type="float" office:value="17.6301471777921" calcext:value-type="float">
            <text:p>17.6301471777921</text:p>
          </table:table-cell>
          <table:table-cell table:formula="of:=SQRT([.E11]*[.E11]+[.P11]*[.P11]+[.Q11]*[.Q11])" office:value-type="float" office:value="18.3254492307996" calcext:value-type="float">
            <text:p>18.3254492307996</text:p>
          </table:table-cell>
          <table:table-cell table:formula="of:=(-[.C11])/[.Q11]" office:value-type="float" office:value="0.663902563755309" calcext:value-type="float">
            <text:p>0.663902563755309</text:p>
          </table:table-cell>
          <table:table-cell table:formula="of:=[.D11]+[.E11]*[.T11]-0.5*9.8*[.T11]*[.T11]" office:value-type="float" office:value="3.15975640938827" calcext:value-type="float">
            <text:p>3.15975640938827</text:p>
          </table:table-cell>
          <table:table-cell table:formula="of:=ATAN([.P11]/[.Q11])" office:value-type="float" office:value="0.348771003583907" calcext:value-type="float">
            <text:p>0.348771003583907</text:p>
          </table:table-cell>
          <table:table-cell table:formula="of:=[.V11]*360/2/3.14" office:value-type="float" office:value="19.9932422436635" calcext:value-type="float">
            <text:p>19.9932422436635</text:p>
          </table:table-cell>
          <table:table-cell table:formula="of:=[.R11]*COS([.V11])" office:value-type="float" office:value="16.5686963728223" calcext:value-type="float">
            <text:p>16.5686963728223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E12]+SQRT([.E12]^2 + 2 * 9.8 * [.D12]))/9.8" office:value-type="float" office:value="0.772954181653438" calcext:value-type="float">
            <text:p>0.772954181653438</text:p>
          </table:table-cell>
          <table:table-cell table:formula="of:=[.F12]-[.B12]" office:value-type="float" office:value="8" calcext:value-type="float">
            <text:p>8</text:p>
          </table:table-cell>
          <table:table-cell table:formula="of:=[.G12]-[.C12]" office:value-type="float" office:value="22" calcext:value-type="float">
            <text:p>22</text:p>
          </table:table-cell>
          <table:table-cell table:formula="of:=SQRT([.K12]*[.K12]+[.L12]*[.L12])" office:value-type="float" office:value="23.4093998214393" calcext:value-type="float">
            <text:p>23.4093998214393</text:p>
          </table:table-cell>
          <table:table-cell table:formula="of:=[.M12]/30" office:value-type="float" office:value="0.780313327381308" calcext:value-type="float">
            <text:p>0.780313327381308</text:p>
          </table:table-cell>
          <table:table-cell table:formula="of:=0.5*9.8*[.N12]-[.D12]/[.N12]" office:value-type="float" office:value="1.26046233101813" calcext:value-type="float">
            <text:p>1.26046233101813</text:p>
          </table:table-cell>
          <table:table-cell table:formula="of:=([.F12]-[.B12])/[.J12]" office:value-type="float" office:value="10.3499019604074" calcext:value-type="float">
            <text:p>10.3499019604074</text:p>
          </table:table-cell>
          <table:table-cell table:formula="of:=([.G12]-[.C12])/[.J12]" office:value-type="float" office:value="28.4622303911203" calcext:value-type="float">
            <text:p>28.4622303911203</text:p>
          </table:table-cell>
          <table:table-cell table:formula="of:=SQRT([.P12]*[.P12]+[.Q12]*[.Q12])" office:value-type="float" office:value="30.2856241379843" calcext:value-type="float">
            <text:p>30.2856241379843</text:p>
          </table:table-cell>
          <table:table-cell table:formula="of:=SQRT([.E12]*[.E12]+[.P12]*[.P12]+[.Q12]*[.Q12])" office:value-type="float" office:value="30.3093884700311" calcext:value-type="float">
            <text:p>30.3093884700311</text:p>
          </table:table-cell>
          <table:table-cell table:formula="of:=(-[.C12])/[.Q12]" office:value-type="float" office:value="0.386477090826719" calcext:value-type="float">
            <text:p>0.386477090826719</text:p>
          </table:table-cell>
          <table:table-cell table:formula="of:=[.D12]+[.E12]*[.T12]-0.5*9.8*[.T12]*[.T12]" office:value-type="float" office:value="1.73188625449603" calcext:value-type="float">
            <text:p>1.73188625449603</text:p>
          </table:table-cell>
          <table:table-cell table:formula="of:=ATAN([.P12]/[.Q12])" office:value-type="float" office:value="0.348771003583907" calcext:value-type="float">
            <text:p>0.348771003583907</text:p>
          </table:table-cell>
          <table:table-cell table:formula="of:=[.V12]*360/2/3.14" office:value-type="float" office:value="19.9932422436635" calcext:value-type="float">
            <text:p>19.9932422436635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E13]+SQRT([.E13]^2 + 2 * 9.8 * [.D13]))/9.8" office:value-type="float" office:value="1.32780512751062" calcext:value-type="float">
            <text:p>1.32780512751062</text:p>
          </table:table-cell>
          <table:table-cell table:formula="of:=[.F13]-[.B13]" office:value-type="float" office:value="0" calcext:value-type="float">
            <text:p>0</text:p>
          </table:table-cell>
          <table:table-cell table:formula="of:=[.G13]-[.C13]" office:value-type="float" office:value="2" calcext:value-type="float">
            <text:p>2</text:p>
          </table:table-cell>
          <table:table-cell table:formula="of:=SQRT([.K13]*[.K13]+[.L13]*[.L13])" office:value-type="float" office:value="2" calcext:value-type="float">
            <text:p>2</text:p>
          </table:table-cell>
          <table:table-cell table:formula="of:=[.M13]/30" office:value-type="float" office:value="0.0666666666666667" calcext:value-type="float">
            <text:p>0.0666666666666667</text:p>
          </table:table-cell>
          <table:table-cell table:formula="of:=0.5*9.8*[.N13]-[.D13]/[.N13]" office:value-type="float" office:value="-29.6733333333333" calcext:value-type="float">
            <text:p>-29.6733333333333</text:p>
          </table:table-cell>
          <table:table-cell table:formula="of:=([.F13]-[.B13])/[.J13]" office:value-type="float" office:value="0" calcext:value-type="float">
            <text:p>0</text:p>
          </table:table-cell>
          <table:table-cell table:formula="of:=([.G13]-[.C13])/[.J13]" office:value-type="float" office:value="1.50624512480203" calcext:value-type="float">
            <text:p>1.50624512480203</text:p>
          </table:table-cell>
          <table:table-cell/>
          <table:table-cell table:formula="of:=SQRT([.E13]*[.E13]+[.P13]*[.P13]+[.Q13]*[.Q13])" office:value-type="float" office:value="5.22195120390739" calcext:value-type="float">
            <text:p>5.22195120390739</text:p>
          </table:table-cell>
          <table:table-cell table:formula="of:=(-[.C13])/[.Q13]" office:value-type="float" office:value="0.663902563755309" calcext:value-type="float">
            <text:p>0.663902563755309</text:p>
          </table:table-cell>
          <table:table-cell table:formula="of:=[.D13]+[.E13]*[.T13]-0.5*9.8*[.T13]*[.T13]" office:value-type="float" office:value="3.15975640938827" calcext:value-type="float">
            <text:p>3.15975640938827</text:p>
          </table:table-cell>
          <table:table-cell table:formula="of:=ATAN([.P13]/[.Q13])*360/2/3.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2.5" calcext:value-type="float">
            <text:p>-1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E14]+SQRT([.E14]^2 + 2 * 9.8 * [.D14]))/9.8" office:value-type="float" office:value="0.151055443206458" calcext:value-type="float">
            <text:p>0.151055443206458</text:p>
          </table:table-cell>
          <table:table-cell table:formula="of:=[.F14]-[.B14]" office:value-type="float" office:value="0" calcext:value-type="float">
            <text:p>0</text:p>
          </table:table-cell>
          <table:table-cell table:formula="of:=[.G14]-[.C14]" office:value-type="float" office:value="2" calcext:value-type="float">
            <text:p>2</text:p>
          </table:table-cell>
          <table:table-cell table:formula="of:=SQRT([.K14]*[.K14]+[.L14]*[.L14])" office:value-type="float" office:value="2" calcext:value-type="float">
            <text:p>2</text:p>
          </table:table-cell>
          <table:table-cell table:formula="of:=[.M14]/30" office:value-type="float" office:value="0.0666666666666667" calcext:value-type="float">
            <text:p>0.0666666666666667</text:p>
          </table:table-cell>
          <table:table-cell table:formula="of:=0.5*9.8*[.N14]-[.D14]/[.N14]" office:value-type="float" office:value="-29.6733333333333" calcext:value-type="float">
            <text:p>-29.6733333333333</text:p>
          </table:table-cell>
          <table:table-cell table:formula="of:=([.F14]-[.B14])/[.J14]" office:value-type="float" office:value="0" calcext:value-type="float">
            <text:p>0</text:p>
          </table:table-cell>
          <table:table-cell table:formula="of:=([.G14]-[.C14])/[.J14]" office:value-type="float" office:value="13.2401716717117" calcext:value-type="float">
            <text:p>13.2401716717117</text:p>
          </table:table-cell>
          <table:table-cell/>
          <table:table-cell table:formula="of:=SQRT([.E14]*[.E14]+[.P14]*[.P14]+[.Q14]*[.Q14])" office:value-type="float" office:value="18.2085734173876" calcext:value-type="float">
            <text:p>18.2085734173876</text:p>
          </table:table-cell>
          <table:table-cell table:formula="of:=(-[.C14])/[.Q14]" office:value-type="float" office:value="0.0755277216032292" calcext:value-type="float">
            <text:p>0.0755277216032292</text:p>
          </table:table-cell>
          <table:table-cell table:formula="of:=[.D14]+[.E14]*[.T14]-0.5*9.8*[.T14]*[.T14]" office:value-type="float" office:value="1.02795173997982" calcext:value-type="float">
            <text:p>1.02795173997982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[.C17]+[.D17]*0.1" office:value-type="float" office:value="2.5" calcext:value-type="float">
            <text:p>2.5</text:p>
          </table:table-cell>
          <table:table-cell table:formula="of:=[.D17]-0.98" office:value-type="float" office:value="4.02" calcext:value-type="float">
            <text:p>4.02</text:p>
          </table:table-cell>
          <table:table-cell table:number-columns-repeated="20"/>
        </table:table-row>
        <table:table-row table:style-name="ro1">
          <table:table-cell/>
          <table:table-cell table:formula="of:=0.1+[.B18]" office:value-type="float" office:value="0.2" calcext:value-type="float">
            <text:p>0.2</text:p>
          </table:table-cell>
          <table:table-cell table:formula="of:=[.C18]+[.D18]*0.1" office:value-type="float" office:value="2.902" calcext:value-type="float">
            <text:p>2.902</text:p>
          </table:table-cell>
          <table:table-cell table:formula="of:=[.D18]-0.98" office:value-type="float" office:value="3.04" calcext:value-type="float">
            <text:p>3.04</text:p>
          </table:table-cell>
          <table:table-cell table:number-columns-repeated="20"/>
        </table:table-row>
        <table:table-row table:style-name="ro1">
          <table:table-cell/>
          <table:table-cell table:formula="of:=0.1+[.B19]" office:value-type="float" office:value="0.3" calcext:value-type="float">
            <text:p>0.3</text:p>
          </table:table-cell>
          <table:table-cell table:formula="of:=[.C19]+[.D19]*0.1" office:value-type="float" office:value="3.206" calcext:value-type="float">
            <text:p>3.206</text:p>
          </table:table-cell>
          <table:table-cell table:formula="of:=[.D19]-0.98" office:value-type="float" office:value="2.06" calcext:value-type="float">
            <text:p>2.06</text:p>
          </table:table-cell>
          <table:table-cell table:number-columns-repeated="20"/>
        </table:table-row>
        <table:table-row table:style-name="ro1">
          <table:table-cell/>
          <table:table-cell table:formula="of:=0.1+[.B20]" office:value-type="float" office:value="0.4" calcext:value-type="float">
            <text:p>0.4</text:p>
          </table:table-cell>
          <table:table-cell table:formula="of:=[.C20]+[.D20]*0.1" office:value-type="float" office:value="3.412" calcext:value-type="float">
            <text:p>3.412</text:p>
          </table:table-cell>
          <table:table-cell table:formula="of:=[.D20]-0.98" office:value-type="float" office:value="1.08" calcext:value-type="float">
            <text:p>1.08</text:p>
          </table:table-cell>
          <table:table-cell table:number-columns-repeated="20"/>
        </table:table-row>
        <table:table-row table:style-name="ro1">
          <table:table-cell/>
          <table:table-cell table:formula="of:=0.1+[.B21]" office:value-type="float" office:value="0.5" calcext:value-type="float">
            <text:p>0.5</text:p>
          </table:table-cell>
          <table:table-cell table:formula="of:=[.C21]+[.D21]*0.1" office:value-type="float" office:value="3.52" calcext:value-type="float">
            <text:p>3.52</text:p>
          </table:table-cell>
          <table:table-cell table:formula="of:=[.D21]-0.98" office:value-type="float" office:value="0.0999999999999996" calcext:value-type="float">
            <text:p>0.0999999999999996</text:p>
          </table:table-cell>
          <table:table-cell table:number-columns-repeated="20"/>
        </table:table-row>
        <table:table-row table:style-name="ro1">
          <table:table-cell/>
          <table:table-cell table:formula="of:=0.1+[.B22]" office:value-type="float" office:value="0.6" calcext:value-type="float">
            <text:p>0.6</text:p>
          </table:table-cell>
          <table:table-cell table:formula="of:=[.C22]+[.D22]*0.1" office:value-type="float" office:value="3.53" calcext:value-type="float">
            <text:p>3.53</text:p>
          </table:table-cell>
          <table:table-cell table:formula="of:=[.D22]-0.98" office:value-type="float" office:value="-0.88" calcext:value-type="float">
            <text:p>-0.88</text:p>
          </table:table-cell>
          <table:table-cell table:number-columns-repeated="20"/>
        </table:table-row>
        <table:table-row table:style-name="ro1">
          <table:table-cell/>
          <table:table-cell table:formula="of:=0.1+[.B23]" office:value-type="float" office:value="0.7" calcext:value-type="float">
            <text:p>0.7</text:p>
          </table:table-cell>
          <table:table-cell table:formula="of:=[.C23]+[.D23]*0.1" office:value-type="float" office:value="3.442" calcext:value-type="float">
            <text:p>3.442</text:p>
          </table:table-cell>
          <table:table-cell table:formula="of:=[.D23]-0.98" office:value-type="float" office:value="-1.86" calcext:value-type="float">
            <text:p>-1.86</text:p>
          </table:table-cell>
          <table:table-cell table:number-columns-repeated="20"/>
        </table:table-row>
        <table:table-row table:style-name="ro1">
          <table:table-cell/>
          <table:table-cell table:formula="of:=0.1+[.B24]" office:value-type="float" office:value="0.8" calcext:value-type="float">
            <text:p>0.8</text:p>
          </table:table-cell>
          <table:table-cell table:formula="of:=[.C24]+[.D24]*0.1" office:value-type="float" office:value="3.256" calcext:value-type="float">
            <text:p>3.256</text:p>
          </table:table-cell>
          <table:table-cell table:formula="of:=[.D24]-0.98" office:value-type="float" office:value="-2.84" calcext:value-type="float">
            <text:p>-2.84</text:p>
          </table:table-cell>
          <table:table-cell table:number-columns-repeated="20"/>
        </table:table-row>
        <table:table-row table:style-name="ro1">
          <table:table-cell/>
          <table:table-cell table:formula="of:=0.1+[.B25]" office:value-type="float" office:value="0.9" calcext:value-type="float">
            <text:p>0.9</text:p>
          </table:table-cell>
          <table:table-cell table:formula="of:=[.C25]+[.D25]*0.1" office:value-type="float" office:value="2.972" calcext:value-type="float">
            <text:p>2.972</text:p>
          </table:table-cell>
          <table:table-cell table:formula="of:=[.D25]-0.98" office:value-type="float" office:value="-3.82" calcext:value-type="float">
            <text:p>-3.82</text:p>
          </table:table-cell>
          <table:table-cell table:number-columns-repeated="20"/>
        </table:table-row>
        <table:table-row table:style-name="ro1">
          <table:table-cell/>
          <table:table-cell table:formula="of:=0.1+[.B26]" office:value-type="float" office:value="1" calcext:value-type="float">
            <text:p>1</text:p>
          </table:table-cell>
          <table:table-cell table:formula="of:=[.C26]+[.D26]*0.1" office:value-type="float" office:value="2.59" calcext:value-type="float">
            <text:p>2.59</text:p>
          </table:table-cell>
          <table:table-cell table:formula="of:=[.D26]-0.98" office:value-type="float" office:value="-4.8" calcext:value-type="float">
            <text:p>-4.8</text:p>
          </table:table-cell>
          <table:table-cell table:number-columns-repeated="20"/>
        </table:table-row>
        <table:table-row table:style-name="ro1">
          <table:table-cell/>
          <table:table-cell table:formula="of:=0.1+[.B27]" office:value-type="float" office:value="1.1" calcext:value-type="float">
            <text:p>1.1</text:p>
          </table:table-cell>
          <table:table-cell table:formula="of:=[.C27]+[.D27]*0.1" office:value-type="float" office:value="2.11" calcext:value-type="float">
            <text:p>2.11</text:p>
          </table:table-cell>
          <table:table-cell table:formula="of:=[.D27]-0.98" office:value-type="float" office:value="-5.78" calcext:value-type="float">
            <text:p>-5.78</text:p>
          </table:table-cell>
          <table:table-cell table:number-columns-repeated="20"/>
        </table:table-row>
        <table:table-row table:style-name="ro1">
          <table:table-cell/>
          <table:table-cell table:formula="of:=0.1+[.B28]" office:value-type="float" office:value="1.2" calcext:value-type="float">
            <text:p>1.2</text:p>
          </table:table-cell>
          <table:table-cell table:formula="of:=[.C28]+[.D28]*0.1" office:value-type="float" office:value="1.532" calcext:value-type="float">
            <text:p>1.532</text:p>
          </table:table-cell>
          <table:table-cell table:formula="of:=[.D28]-0.98" office:value-type="float" office:value="-6.76" calcext:value-type="float">
            <text:p>-6.76</text:p>
          </table:table-cell>
          <table:table-cell table:number-columns-repeated="20"/>
        </table:table-row>
        <table:table-row table:style-name="ro1">
          <table:table-cell/>
          <table:table-cell table:formula="of:=0.1+[.B29]" office:value-type="float" office:value="1.3" calcext:value-type="float">
            <text:p>1.3</text:p>
          </table:table-cell>
          <table:table-cell table:formula="of:=[.C29]+[.D29]*0.1" office:value-type="float" office:value="0.855999999999999" calcext:value-type="float">
            <text:p>0.855999999999999</text:p>
          </table:table-cell>
          <table:table-cell table:formula="of:=[.D29]-0.98" office:value-type="float" office:value="-7.74" calcext:value-type="float">
            <text:p>-7.74</text:p>
          </table:table-cell>
          <table:table-cell table:number-columns-repeated="20"/>
        </table:table-row>
        <table:table-row table:style-name="ro1">
          <table:table-cell/>
          <table:table-cell table:formula="of:=0.1+[.B30]" office:value-type="float" office:value="1.4" calcext:value-type="float">
            <text:p>1.4</text:p>
          </table:table-cell>
          <table:table-cell table:formula="of:=[.C30]+[.D30]*0.1" office:value-type="float" office:value="0.0819999999999987" calcext:value-type="float">
            <text:p>0.0819999999999987</text:p>
          </table:table-cell>
          <table:table-cell table:formula="of:=[.D30]-0.98" office:value-type="float" office:value="-8.72" calcext:value-type="float">
            <text:p>-8.72</text:p>
          </table:table-cell>
          <table:table-cell table:number-columns-repeated="20"/>
        </table:table-row>
        <table:table-row table:style-name="ro1">
          <table:table-cell/>
          <table:table-cell table:formula="of:=0.1+[.B31]" office:value-type="float" office:value="1.5" calcext:value-type="float">
            <text:p>1.5</text:p>
          </table:table-cell>
          <table:table-cell table:formula="of:=[.C31]+[.D31]*0.1" office:value-type="float" office:value="-0.790000000000002" calcext:value-type="float">
            <text:p>-0.790000000000002</text:p>
          </table:table-cell>
          <table:table-cell table:formula="of:=[.D31]-0.98" office:value-type="float" office:value="-9.7" calcext:value-type="float">
            <text:p>-9.7</text:p>
          </table:table-cell>
          <table:table-cell table:number-columns-repeated="20"/>
        </table:table-row>
        <table:table-row table:style-name="ro1" table:number-rows-repeated="9">
          <table:table-cell table:number-columns-repeated="24"/>
        </table:table-row>
        <table:table-row table:style-name="ro1">
          <table:table-cell/>
          <table:table-cell table:style-name="ce108"/>
          <table:table-cell table:number-columns-repeated="22"/>
        </table:table-row>
        <table:table-row table:style-name="ro1" table:number-rows-repeated="9">
          <table:table-cell table:number-columns-repeated="24"/>
        </table:table-row>
        <table:table-row table:style-name="ro1">
          <table:table-cell/>
          <table:table-cell table:style-name="ce108"/>
          <table:table-cell table:number-columns-repeated="22"/>
        </table:table-row>
        <table:table-row table:style-name="ro1" table:number-rows-repeated="1048523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游ゴシック体" svg:font-family="游ゴシック体" style:font-family-generic="system" style:font-pitch="variable"/>
    <style:font-face style:name="ＭＳ ゴシック" svg:font-family="'ＭＳ ゴシック'" style:font-family-generic="swiss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体" style:font-family-asian="游ゴシック体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3" number:min-decimal-places="3" number:min-integer-digits="1"/>
      <number:text loext:blank-width-char=" "> </number:text>
    </number:number-style>
    <number:number-style style:name="N160">
      <number:number number:decimal-places="1" number:min-decimal-places="1" number:min-integer-digits="1"/>
      <number:text loext:blank-width-char=" "> </number:text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1" fo:font-family="'ＭＳ Ｐゴシック'" style:font-family-generic="swiss" fo:font-size="11pt" style:font-name-asian="ＭＳ Ｐゴシック1" style:font-family-asian="'ＭＳ Ｐゴシック'" style:font-family-generic-asian="swiss" style:font-size-asian="11pt" style:font-name-complex="ＭＳ Ｐゴシック1" style:font-family-complex="'ＭＳ Ｐゴシック'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ゴシック" fo:font-family="'ＭＳ ゴシック'" style:font-family-generic="swiss" fo:font-size="9pt" fo:font-style="normal" fo:text-shadow="none" style:text-underline-style="none" fo:font-weight="normal" style:font-name-asian="ＭＳ ゴシック" style:font-family-asian="'ＭＳ ゴシック'" style:font-family-generic-asian="swiss" style:font-size-asian="9pt" style:font-style-asian="normal" style:font-weight-asian="normal" style:font-name-complex="ＭＳ ゴシック" style:font-family-complex="'ＭＳ ゴシック'" style:font-family-generic-complex="swiss" style:font-size-complex="9pt" style:font-style-complex="normal" style:font-weight-complex="normal">
        <loext:char-complex-color loext:theme-type="dark1" loext:color-type="theme"/>
      </style:text-properties>
    </style:style>
    <draw:marker draw:name="線の終点_20_1" draw:display-name="線の終点 1" svg:viewBox="0 0 20 30" svg:d="M10 0l-10 30h20z"/>
    <loext:theme loext:name="Office テーマ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00/00/00</text:date>, <text:time style:data-style-name="N2" text:time-value="19:00:57.96244743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スピード" style:display-name="PageStyle_スピード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_20__28_2_29_" style:display-name="PageStyle_Sheet2 (2)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" style:display-name="PageStyle_色マップ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色マップ2" style:display-name="PageStyle_色マップ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ニスコート" style:display-name="PageStyle_テニスコート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zuo.kawarabayashi</meta:initial-creator>
    <meta:creation-date>2019-12-24T02:38:38</meta:creation-date>
    <dc:date>2025-05-09T21:37:31.713881597</dc:date>
    <meta:generator>LibreOffice/24.8.4.2$MacOSX_AARCH64 LibreOffice_project/bb3cfa12c7b1bf994ecc5649a80400d06cd71002</meta:generator>
    <meta:editing-duration>P2DT4H32M2S</meta:editing-duration>
    <meta:editing-cycles>6</meta:editing-cycles>
    <meta:document-statistic meta:table-count="2" meta:cell-count="612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Sub Macro1()
'
' Macro1 Macro
'

'
    Range("J1").Select
    w = 1
Do While w &gt; 0
    DoEvents
    
    ActiveCell.Offset(1, 0).Select
    If IsError(ActiveCell.Value) Then
    Else
        c = ActiveCell.Value
        If (c = "") Then
            w = 0
        End If
        
        If (Left(c, 1) = "#") Then
            r = Val("&amp;H" &amp; Mid(c, 2, 2))
            g = Val("&amp;H" &amp; Mid(c, 4, 2))
            b = Val("&amp;H" &amp; Mid(c, 6, 2))
            ActiveCell.Interior.Color = RGB(r, g, b)
            
        
       End If
    End If

Loop
        
    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